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paragraph-properties fo:margin-bottom="0in"/>
      <style:text-properties fo:language="en" fo:country="US"/>
    </style:style>
    <style:style style:name="P4" style:parent-style-name="Normal" style:family="paragraph">
      <style:paragraph-properties fo:margin-bottom="0in"/>
      <style:text-properties style:text-underline-type="single" style:text-underline-style="solid" style:text-underline-width="auto" style:text-underline-mode="continuous" fo:language="en" fo:country="US"/>
    </style:style>
    <style:style style:name="P5" style:parent-style-name="Normal" style:family="paragraph">
      <style:paragraph-properties fo:margin-bottom="0in"/>
      <style:text-properties style:text-underline-type="single" style:text-underline-style="solid" style:text-underline-width="auto" style:text-underline-mode="continuous" fo:language="en" fo:country="US"/>
    </style:style>
    <style:style style:name="P6" style:parent-style-name="Normal" style:family="paragraph">
      <style:paragraph-properties fo:margin-bottom="0in"/>
      <style:text-properties fo:language="en" fo:country="US"/>
    </style:style>
    <style:style style:name="P7" style:parent-style-name="Normal" style:family="paragraph">
      <style:paragraph-properties fo:margin-bottom="0in"/>
      <style:text-properties fo:language="en" fo:country="US"/>
    </style:style>
    <style:style style:name="P8" style:parent-style-name="Normal" style:family="paragraph">
      <style:paragraph-properties fo:margin-bottom="0in"/>
      <style:text-properties fo:language="en" fo:country="US"/>
    </style:style>
    <style:style style:name="P9" style:parent-style-name="Normal" style:family="paragraph">
      <style:paragraph-properties fo:margin-bottom="0in"/>
      <style:text-properties fo:language="en" fo:country="US"/>
    </style:style>
    <style:style style:name="P10" style:parent-style-name="Normal" style:family="paragraph">
      <style:paragraph-properties fo:margin-bottom="0in"/>
      <style:text-properties fo:language="en" fo:country="US"/>
    </style:style>
    <style:style style:name="P11" style:parent-style-name="Normal" style:family="paragraph">
      <style:paragraph-properties fo:margin-bottom="0in"/>
      <style:text-properties fo:language="en" fo:country="US"/>
    </style:style>
    <style:style style:name="P12" style:parent-style-name="Normal" style:family="paragraph">
      <style:paragraph-properties fo:margin-bottom="0in"/>
      <style:text-properties fo:language="en" fo:country="US"/>
    </style:style>
    <style:style style:name="P13" style:parent-style-name="Normal" style:family="paragraph">
      <style:paragraph-properties fo:margin-bottom="0in"/>
      <style:text-properties fo:language="en" fo:country="US"/>
    </style:style>
    <style:style style:name="P14" style:parent-style-name="Normal" style:family="paragraph">
      <style:paragraph-properties fo:margin-bottom="0in"/>
      <style:text-properties fo:language="en" fo:country="US"/>
    </style:style>
    <style:style style:name="P15" style:parent-style-name="Normal" style:family="paragraph">
      <style:paragraph-properties fo:margin-bottom="0in"/>
      <style:text-properties fo:language="en" fo:country="US"/>
    </style:style>
    <style:style style:name="P16" style:parent-style-name="Normal" style:family="paragraph">
      <style:paragraph-properties fo:margin-bottom="0in"/>
      <style:text-properties fo:language="en" fo:country="US"/>
    </style:style>
    <style:style style:name="P17" style:parent-style-name="Normal" style:family="paragraph">
      <style:paragraph-properties fo:margin-bottom="0in"/>
      <style:text-properties fo:language="en" fo:country="US"/>
    </style:style>
    <style:style style:name="P18" style:parent-style-name="Normal" style:family="paragraph">
      <style:paragraph-properties fo:margin-bottom="0in"/>
      <style:text-properties fo:language="en" fo:country="US"/>
    </style:style>
    <style:style style:name="P19" style:parent-style-name="Normal" style:family="paragraph">
      <style:paragraph-properties fo:margin-bottom="0in"/>
      <style:text-properties fo:language="en" fo:country="US"/>
    </style:style>
    <style:style style:name="P20"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1"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2"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3"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4"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5"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6"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7"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8"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29"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30"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31"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32"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33"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34"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fo:language="en" fo:country="US" style:language-asian="de" style:country-asian="AT"/>
    </style:style>
    <style:style style:name="P35" style:parent-style-name="Normal" style:family="paragraph">
      <style:paragraph-properties fo:margin-bottom="0in"/>
      <style:text-properties fo:language="en" fo:country="US"/>
    </style:style>
  </office:automatic-styles>
  <office:body>
    <office:text text:use-soft-page-breaks="true">
      <text:p text:style-name="P1">Welcome to WordZoo!</text:p>
      <text:p text:style-name="P2">Thank you for choosing German Clock!</text:p>
      <text:p text:style-name="P3">You can use WordZoo German Clock with just your Android Smart Phone, or also add an Android Smart Watch and get great tool for learning German!</text:p>
      <text:p text:style-name="P4"/>
      <text:p text:style-name="P5">Install</text:p>
      <text:p text:style-name="P6"/>
      <text:p text:style-name="P7">Vdeo</text:p>
      <text:p text:style-name="P8">(already install it)</text:p>
      <text:p text:style-name="P9">(first search on google play)</text:p>
      <text:p text:style-name="P10"/>
      <text:p text:style-name="P11">install wiget,<text:s/></text:p>
      <text:p text:style-name="P12">android wear</text:p>
      <text:p text:style-name="P13"><text:tab/>pair</text:p>
      <text:p text:style-name="P14"><text:tab/>wait to see that it is installed</text:p>
      <text:p text:style-name="P15"><text:tab/>active watch face</text:p>
      <text:p text:style-name="P16">choose watch face on watch</text:p>
      <text:p text:style-name="P17"/>
      <text:p text:style-name="P18"/>
      <text:p text:style-name="P19"/>
      <text:p text:style-name="P20">Install....</text:p>
      <text:p text:style-name="P21">1 - install German Clock on companion</text:p>
      <text:p text:style-name="P22">2 - (this step can be moved to end) Go to home screen, hold down finger in blank area, select "widgets", scroll to find German Clock widget, select it, hold it, drag it to a home screen.</text:p>
      <text:p text:style-name="P23">3 - install/open Google Wear, ensure that phone is paired</text:p>
      <text:p text:style-name="P24">4 - in google wear, click "more" watch faces, wait about a minute, and German Clock should appear in alphabetical order (just before Google xx...)</text:p>
      <text:p text:style-name="P25">5 - select German Clock on wear to make is the active clock face, or do the same by holding finder down on wearable screen.</text:p>
      <text:p text:style-name="P26"/>
      <text:p text:style-name="P27">That is it for install.  Then comes using the app, which is two fold, choosing alternate time expressions and choosing themes.  In either case, just click the widget to see the options.</text:p>
      <text:p text:style-name="P28">1) choosing alternate time expressions</text:p>
      <text:p text:style-name="P29">* select alternately the two built in time expressions (official and colloquial)</text:p>
      <text:p text:style-name="P30">* click "New Clock", choose language features and save</text:p>
      <text:p text:style-name="P31">2) select alternate themes </text:p>
      <text:p text:style-name="P32">* clicking "Themes", choose a built in theme and watch/wear is updated</text:p>
      <text:p text:style-name="P33">* click "add new text background", paste text in the text field or upload a TXT or PDF file, name, save</text:p>
      <text:p text:style-name="P34">* click done and widget is also updated with chosen theme</text:p>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n7</meta:initial-creator>
    <dc:creator>win7</dc:creator>
    <meta:creation-date>2016-07-01T17:06:00Z</meta:creation-date>
    <dc:date>2016-07-01T20:45:00Z</dc:date>
    <meta:template xlink:href="Normal.dotm" xlink:type="simple"/>
    <meta:editing-cycles>2</meta:editing-cycles>
    <meta:editing-duration>PT0S</meta:editing-duration>
    <meta:document-statistic meta:page-count="1" meta:paragraph-count="3" meta:word-count="215" meta:character-count="1573" meta:row-count="11" meta:non-whitespace-character-count="1361"/>
  </office:meta>
</office:document-meta>
</file>